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umber: <text:span text:style-name="T1">${number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GB" style:font-size-complex="12pt" style:language-complex="en" style:country-complex="GB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Tahoma" style:font-size-asian="12pt" style:language-asian="en" style:country-asian="GB" style:font-name-complex="Tahoma" style:font-size-complex="12pt" style:language-complex="en" style:country-complex="GB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
  </meta:generator>
    <meta:initial-creator>Mirko Nasato</meta:initial-creator>
    <meta:creation-date>2005-05-03T14:23:39</meta:creation-date>
    <dc:creator>Mirko Nasato</dc:creator>
    <dc:date>2006-11-30T23:00:48</dc:date>
    <dc:language>en-US</dc:language>
    <meta:editing-cycles>5</meta:editing-cycles>
    <meta:editing-duration>PT5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2" meta:character-count="17"/>
  </office:meta>
</office:document-meta>
</file>